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ea212" officeooo:paragraph-rsid="000ea212"/>
    </style:style>
    <style:style style:name="P2" style:family="paragraph" style:parent-style-name="Text_20_body">
      <style:text-properties officeooo:rsid="000fe7c7" officeooo:paragraph-rsid="00113501"/>
    </style:style>
    <style:style style:name="P3" style:family="paragraph" style:parent-style-name="Text_20_body">
      <style:text-properties officeooo:rsid="000fe7c7" officeooo:paragraph-rsid="0012d6e6"/>
    </style:style>
    <style:style style:name="P4" style:family="paragraph" style:parent-style-name="Text_20_body">
      <style:text-properties officeooo:paragraph-rsid="000fe7c7"/>
    </style:style>
    <style:style style:name="P5" style:family="paragraph" style:parent-style-name="Text_20_body">
      <style:text-properties officeooo:rsid="00113501" officeooo:paragraph-rsid="00113501"/>
    </style:style>
    <style:style style:name="P6" style:family="paragraph" style:parent-style-name="Text_20_body">
      <style:text-properties officeooo:rsid="0012d6e6" officeooo:paragraph-rsid="0012d6e6"/>
    </style:style>
    <style:style style:name="P7" style:family="paragraph" style:parent-style-name="Text_20_body">
      <style:text-properties officeooo:rsid="0016a235" officeooo:paragraph-rsid="0016a235"/>
    </style:style>
    <style:style style:name="P8" style:family="paragraph" style:parent-style-name="Text_20_body">
      <style:text-properties officeooo:rsid="001af2f7" officeooo:paragraph-rsid="001af2f7"/>
    </style:style>
    <style:style style:name="P9" style:family="paragraph" style:parent-style-name="Text_20_body">
      <style:text-properties officeooo:rsid="001c6657" officeooo:paragraph-rsid="001c6657"/>
    </style:style>
    <style:style style:name="P10" style:family="paragraph" style:parent-style-name="Text_20_body">
      <style:text-properties officeooo:rsid="001fc8a5" officeooo:paragraph-rsid="001fc8a5"/>
    </style:style>
    <style:style style:name="P11" style:family="paragraph" style:parent-style-name="Text_20_body">
      <style:text-properties officeooo:rsid="002266e6" officeooo:paragraph-rsid="002266e6"/>
    </style:style>
    <style:style style:name="P12" style:family="paragraph" style:parent-style-name="Text_20_body">
      <style:text-properties officeooo:rsid="0022714f" officeooo:paragraph-rsid="0022714f"/>
    </style:style>
    <style:style style:name="P13" style:family="paragraph" style:parent-style-name="Text_20_body">
      <style:text-properties officeooo:rsid="00259f83" officeooo:paragraph-rsid="00259f83"/>
    </style:style>
    <style:style style:name="P14" style:family="paragraph" style:parent-style-name="Text_20_body">
      <style:text-properties officeooo:rsid="00277549" officeooo:paragraph-rsid="00277549"/>
    </style:style>
    <style:style style:name="P15" style:family="paragraph" style:parent-style-name="Text_20_body">
      <style:text-properties officeooo:paragraph-rsid="00277549"/>
    </style:style>
    <style:style style:name="P16" style:family="paragraph" style:parent-style-name="Text_20_body">
      <style:text-properties officeooo:rsid="0028463c" officeooo:paragraph-rsid="0028463c"/>
    </style:style>
    <style:style style:name="P17" style:family="paragraph" style:parent-style-name="Text_20_body">
      <style:text-properties officeooo:rsid="0029abe0" officeooo:paragraph-rsid="002b156b"/>
    </style:style>
    <style:style style:name="P18" style:family="paragraph" style:parent-style-name="Title">
      <style:text-properties officeooo:rsid="000ea212" officeooo:paragraph-rsid="000ea212"/>
    </style:style>
    <style:style style:name="P19" style:family="paragraph" style:parent-style-name="Heading_20_1">
      <style:text-properties officeooo:rsid="000fe7c7" officeooo:paragraph-rsid="000fe7c7"/>
    </style:style>
    <style:style style:name="P20" style:family="paragraph" style:parent-style-name="Heading_20_1">
      <style:text-properties officeooo:rsid="00277549" officeooo:paragraph-rsid="00277549"/>
    </style:style>
    <style:style style:name="P21" style:family="paragraph" style:parent-style-name="Heading_20_1">
      <style:text-properties officeooo:rsid="002ea76f" officeooo:paragraph-rsid="002ea76f"/>
    </style:style>
    <style:style style:name="P22" style:family="paragraph" style:parent-style-name="Heading_20_1">
      <style:paragraph-properties fo:break-before="page"/>
    </style:style>
    <style:style style:name="P23" style:family="paragraph" style:parent-style-name="Text_20_body">
      <style:text-properties officeooo:rsid="0029abe0" officeooo:paragraph-rsid="002b156b"/>
    </style:style>
    <style:style style:name="P24" style:family="paragraph" style:parent-style-name="Text_20_body">
      <style:text-properties officeooo:paragraph-rsid="002ea76f"/>
    </style:style>
    <style:style style:name="T1" style:family="text">
      <style:text-properties officeooo:rsid="0012d6e6"/>
    </style:style>
    <style:style style:name="T2" style:family="text">
      <style:text-properties officeooo:rsid="00146b96"/>
    </style:style>
    <style:style style:name="T3" style:family="text">
      <style:text-properties officeooo:rsid="00185da5"/>
    </style:style>
    <style:style style:name="T4" style:family="text">
      <style:text-properties officeooo:rsid="001c0e16"/>
    </style:style>
    <style:style style:name="T5" style:family="text">
      <style:text-properties officeooo:rsid="001e5b04"/>
    </style:style>
    <style:style style:name="T6" style:family="text">
      <style:text-properties officeooo:rsid="002266e6"/>
    </style:style>
    <style:style style:name="T7" style:family="text">
      <style:text-properties officeooo:rsid="0023cfb3"/>
    </style:style>
    <style:style style:name="T8" style:family="text">
      <style:text-properties officeooo:rsid="0024ea9d"/>
    </style:style>
    <style:style style:name="T9" style:family="text">
      <style:text-properties officeooo:rsid="0028463c"/>
    </style:style>
    <style:style style:name="T10" style:family="text">
      <style:text-properties officeooo:rsid="002b156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Angular TP1</text:p>
      <text:p text:style-name="P1"/>
      <text:h text:style-name="P19" text:outline-level="1">1) Page d'accueil et fonctionnalités d'Angular</text:h>
      <text:p text:style-name="P4"/>
      <text:p text:style-name="P3">b) <text:s/><text:span text:style-name="T3">VERSION 8</text:span></text:p>
      <text:p text:style-name="P3">Elle est cross-platform :</text:p>
      <text:p text:style-name="P3"><text:tab/>-<text:span text:style-name="T2">application web progressive : une expériences comparable à une application, hautes performances, aucune étape d’installation.</text:span></text:p>
      <text:p text:style-name="P3"><text:tab/>-<text:span text:style-name="T2">créée du code natif.</text:span></text:p>
      <text:p text:style-name="P5"><text:tab/>-peut s’installer sur le bureau.</text:p>
      <text:p text:style-name="P2"/>
      <text:p text:style-name="P5">Elle est rapide et performante :</text:p>
      <text:p text:style-name="P5"><text:tab/>-elle génère du code qui est hautement optimisée pour l’utilisation actuelle du JavaScript, nous permettant d’avoir les bénéfices du code écrit à la main et la productivité d’un framework.</text:p>
      <text:p text:style-name="P5"><text:tab/>-universelle : on peut avoir accès a un rendu visuel quasiment instantanément.</text:p>
      <text:p text:style-name="P5"><text:tab/>-<text:span text:style-name="T1">le code est séparé en plusieurs partie pour qu’uniquement la partie nécessaire à l’affichage de la vue demandée soit éxecuté.</text:span></text:p>
      <text:p text:style-name="P5"/>
      <text:p text:style-name="P6">Elle permet d’être productif : </text:p>
      <text:p text:style-name="P6"><text:tab/>-créée des vues rapidement avec une syntaxe simple et puissante.</text:p>
      <text:p text:style-name="P6"><text:tab/>-CLI : permet de commencé le travail rapidement, de faire des tests et de déployer instantanément.</text:p>
      <text:p text:style-name="P6"><text:tab/>-des IDE : permet la completion intelligente du code, repère les erreurs et donne des feedbacks avec les IDE et les éditeurs les plus polupaires.</text:p>
      <text:p text:style-name="P6"/>
      <text:p text:style-name="P7">Elle comprend un kit de développement très complet :</text:p>
      <text:p text:style-name="P7"><text:tab/>-test avec Karma permet de vérifier si tout fonctionne à tout moment.</text:p>
      <text:p text:style-name="P7"><text:tab/>-création d’animation et de chorégraphies complexes avec trés peu de code.</text:p>
      <text:p text:style-name="P7"><text:tab/>-création d’applications accessibles.</text:p>
      <text:p text:style-name="P7"/>
      <text:h text:style-name="P22" text:outline-level="1">2) La page QuickStart du guide</text:h>
      <text:p text:style-name="Text_20_body"/>
      <text:p text:style-name="P8">a)<text:line-break/>Les applications Angular dépendent de fonctionnalités proposées par les librairies qui sont disponibles en tant que packages npm (comme Node.js). Pour pouvoir les installer, il faut avoir un package manager de npm.<text:line-break/><text:span text:style-name="T4">Pour vérifier si l’installation s’est bien déroulée, on peut taper « npm -v » dans un terminal.</text:span></text:p>
      <text:p text:style-name="P8"/>
      <text:p text:style-name="P9">b)<text:line-break/>Pour installer Angular CLI, il faut d’abord remplir les prérequis ci-dessus puis : <text:line-break/>Il faut taper « npm install -g @angular/cli » dans un terminal<text:line-break/>Ici, « -g » permet d’installer globalement, pour ne pas avoir à taper le chemin vers l’installation à chaque commande.</text:p>
      <text:p text:style-name="P9">Pour créer un nouveau projet :<text:line-break/>« <text:span text:style-name="T5">ng new my-project » où my-project est le nom du projet.<text:line-break/>Cela va créer un nouveau répertoire de nom « my-project », y créer tous les fichiers/sous-répertoires nécessaires et initialiser le .git si ce n’est pas déjà fait.</text:span></text:p>
      <text:p text:style-name="P10"><text:span text:style-name="T6">g</text:span>enerate est utilisé pour générer ou modifier des fichiers en se basant sur un schéma donné en argument. Il existe 5 options différentes, telles que --defaults ou --dry-run par exemple.</text:p>
      <text:p text:style-name="P11">new permet de créer un répertoire de travail et de l’initialiser pour le projet.</text:p>
      <text:p text:style-name="P12">serve permet de lancer le projet. Il peut être une application ou une bibliothèque.</text:p>
      <text:p text:style-name="P12"/>
      <text:p text:style-name="P12">c)<text:line-break/>Règle 01-01 : Définir une chose unique, telle qu’un service ou un composant par fichier.<text:line-break/> Essayer de limiter la taille des fichiers à 400 lignes.<text:line-break/>Pourquoi ? <text:span text:style-name="T8">Ç</text:span>a permet de rendre le code plus réutilisable, <text:span text:style-name="T7">plus facile à lire et aussi moins propice aux erreurs.</text:span></text:p>
      <text:p text:style-name="P13">Règle 01-02: Définir des petite fonctions en essayant de se limiter à 75 lignes au plus.<text:line-break/>Pourquoi ? Les petites fonctions sont plus simples à tester, à lire, à maintenir et à réutiliser (et ainsi factoriser le code).</text:p>
      <text:p text:style-name="P14">Règle 02-02 : Nommer ses fichiers de la sorte : « description_fonction.type.ts ». Séparer les mots de la description de la fonction par des « _ » et séparer la description du type par un point « . ». Il faut aussi utiliser des type conventionnels.<text:line-break/>Pourquoi ? Avec cette règle, il est facile d’identifier la fonction et son contenu rapidement.</text:p>
      <text:p text:style-name="P14">Règle 02-03 : Mettre des majuscules pour le nom des classes. Conserver les même conventions tout au long du programme.<text:line-break/>Pourquoi ? Rend les différents éléments facilement identifiables.</text:p>
      <text:p text:style-name="P14"/>
      <text:h text:style-name="P20" text:outline-level="1"><text:soft-page-break/>3) Création des dossiers et fichiers d’une nouvelle application</text:h>
      <text:p text:style-name="P15"/>
      <text:p text:style-name="P14">a)<text:line-break/><text:span text:style-name="T9">Step 1 : Installer le CLI de Angular<text:line-break/>Il faut entrer « npm install -g @angular/cli » dans le terminal (après avoir rempli les prérequis).</text:span></text:p>
      <text:p text:style-name="P16">Step 2 : Créer un espace de travail et initialiser l’application<text:line-break/>« ng new my-app » pour créer un workspace de nom « my-app » prêt à être utilisé.<text:line-break/>L’utilisation de « ng new » va faire apparaître des prompts à propos des fonctionnalités que l’on veut inclure : accepter les paramètres par défaut et appuyant sur la touche Entrée.</text:p>
      <text:p text:style-name="P17">Step 3 : Lancer l’application<text:line-break/>Il faut d’abord se placer dans le répertoire parent. Ensuite il faut lancer le serveur en utilisant le CLI tel que : « ng serve --open ». L’application va ensuite se lancer et va être mise à jour en direct quand on modifie les fichiers, grâce à « ng serve ». Il ne faut cependant plus utiliser le terminal dans lequel on a saisit cette commande tant qu’on veut le rendu de notre application.<text:line-break/>L’option –open ouvre automatiquement le moteur de recherche vers l’adresse « http://localhost:4200/ ».</text:p>
      <text:p text:style-name="P17"><text:span text:style-name="T10">Step 4 : Modifier l’application<text:line-break/>On peut ensuite modifier les fichiers et observer les changement en direct. On peut par exemple modifier le titre dans app.component.ts ou modifier le style dans le fichier app.component.css et le titre se met à jour en direct sans réactualisation.</text:span><text:line-break/></text:p>
      <text:h text:style-name="P21" text:outline-level="1">4) Sauvegarde sur GitHub</text:h>
      <text:p text:style-name="P24"/>
      <text:p text:style-name="P24">git config --global user.email "denis.finck@univ-lorraine.fr"</text:p>
      <text:p text:style-name="P24">git config --global user.name "Denis Finck"</text:p>
      <text:p text:style-name="P24">git add .</text:p>
      <text:p text:style-name="P24">git commit -m "Initial commit"</text:p>
      <text:p text:style-name="P24">git remote add origin https://github.com/dfin-iutsd/myangular.git</text:p>
      <text:p text:style-name="P24">git push -u origin master</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2T13:54:54.095000000</meta:creation-date>
    <meta:generator>LibreOffice/6.0.6.2$Windows_X86_64 LibreOffice_project/0c292870b25a325b5ed35f6b45599d2ea4458e77</meta:generator>
    <dc:date>2019-11-20T16:45:33.673000000</dc:date>
    <meta:editing-duration>PT2H11M45S</meta:editing-duration>
    <meta:editing-cycles>19</meta:editing-cycles>
    <meta:document-statistic meta:table-count="0" meta:image-count="0" meta:object-count="0" meta:page-count="3" meta:paragraph-count="42" meta:word-count="845" meta:character-count="5085" meta:non-whitespace-character-count="4270"/>
  </office:meta>
</office:document-meta>
</file>